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200000022EBA4067250810560.png" manifest:media-type="image/png"/>
  <manifest:file-entry manifest:full-path="Pictures/100002010000001700000017F407AEF8CB40ABFA.png" manifest:media-type="image/png"/>
  <manifest:file-entry manifest:full-path="Pictures/10000201000000110000001D8BE80DDD5567C846.png" manifest:media-type="image/png"/>
  <manifest:file-entry manifest:full-path="Pictures/10000201000000190000001D7380CD4B3B2C53E2.png" manifest:media-type="image/png"/>
  <manifest:file-entry manifest:full-path="Pictures/10000201000000190000001DD9840181FB6F6291.png" manifest:media-type="image/png"/>
  <manifest:file-entry manifest:full-path="Pictures/100002010000001300000013E19F15B656080A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libri3" svg:font-family="Calibri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00aae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solid" svg:stroke-width="0.071cm" svg:stroke-color="#80808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80808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40404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pr1" style:family="presentation" style:parent-style-name="Diapositive_20_de_20_titre-notes">
      <style:graphic-properties draw:fill-color="#ffffff" fo:min-height="13.364cm"/>
    </style:style>
    <style:style style:name="P1" style:family="paragraph">
      <loext:graphic-properties draw:fill="solid" draw:fill-color="#00aae6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simple" style:writing-mode="lr-tb"/>
      <style:text-properties fo:hyphenate="false"/>
    </style:style>
    <style:style style:name="P6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Calibri3" style:font-size-asian="9pt" style:font-style-asian="normal" style:font-weight-asian="bold" style:font-name-complex="Arial" style:font-size-complex="9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variant="normal" fo:text-transform="none" fo:color="#00aae6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font-variant="normal" fo:text-transform="none" fo:color="#00aae6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8pt" fo:letter-spacing="normal" fo:font-style="normal" style:text-underline-style="none" fo:font-weight="bold" style:font-name-asian="Calibri3" style:font-size-asian="8pt" style:font-style-asian="normal" style:font-weight-asian="bold" style:font-name-complex="Arial" style:font-size-complex="8pt" style:font-style-complex="normal" style:font-weight-complex="bold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Arial" fo:font-size="8pt" fo:letter-spacing="normal" fo:font-style="normal" style:text-underline-style="solid" style:text-underline-width="auto" style:text-underline-color="font-color" fo:font-weight="bold" style:font-name-asian="Calibri3" style:font-size-asian="8pt" style:font-style-asian="normal" style:font-weight-asian="bold" style:font-name-complex="Arial" style:font-size-complex="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pt" fo:letter-spacing="normal" fo:font-style="normal" style:text-underline-style="none" fo:font-weight="normal" style:font-name-asian="Calibri3" style:font-size-asian="2pt" style:font-style-asian="normal" style:font-weight-asian="normal" style:font-name-complex="Arial" style:font-size-complex="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aa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75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Rectangle 9" draw:style-name="gr1" draw:text-style-name="P1" draw:layer="layout" svg:width="5.724cm" svg:height="27.516cm" svg:x="-0.04cm" svg:y="0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5" draw:style-name="gr2" draw:text-style-name="P2" draw:layer="layout" svg:width="0.443cm" svg:height="0.778cm" svg:x="0.397cm" svg:y="2.168cm">
          <draw:image xlink:href="Pictures/10000201000000110000001D8BE80DDD5567C846.png" xlink:type="simple" xlink:show="embed" xlink:actuate="onLoad">
            <text:p/>
          </draw:image>
        </draw:frame>
        <draw:frame draw:name="Image 16" draw:style-name="gr2" draw:text-style-name="P2" draw:layer="layout" svg:width="0.664cm" svg:height="0.778cm" svg:x="0.287cm" svg:y="4.589cm">
          <draw:image xlink:href="Pictures/10000201000000190000001D7380CD4B3B2C53E2.png" xlink:type="simple" xlink:show="embed" xlink:actuate="onLoad">
            <text:p/>
          </draw:image>
        </draw:frame>
        <draw:frame draw:name="Image 18" draw:style-name="gr2" draw:text-style-name="P2" draw:layer="layout" svg:width="0.664cm" svg:height="0.776cm" svg:x="0.287cm" svg:y="3.347cm">
          <draw:image xlink:href="Pictures/10000201000000190000001DD9840181FB6F6291.png" xlink:type="simple" xlink:show="embed" xlink:actuate="onLoad">
            <text:p/>
          </draw:image>
        </draw:frame>
        <draw:custom-shape draw:name="ZoneTexte 19" draw:style-name="gr3" draw:text-style-name="P4" draw:layer="layout" svg:width="4.868cm" svg:height="1.013cm" svg:x="0.427cm" svg:y="0.157cm">
          <text:p text:style-name="P3"><text:span text:style-name="T1">Mehdi Lefeuv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3" draw:text-style-name="P4" draw:layer="layout" svg:width="2.84cm" svg:height="0.674cm" svg:x="1.016cm" svg:y="2.195cm">
          <text:p text:style-name="P3"><text:span text:style-name="T2">06 88 71 14 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3" draw:text-style-name="P4" draw:layer="layout" svg:width="4.643cm" svg:height="0.632cm" svg:x="1.027cm" svg:y="3.401cm">
          <text:p text:style-name="P3"><text:span text:style-name="T3">mehdi.lefeuvre@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3" draw:text-style-name="P4" draw:layer="layout" svg:width="3.344cm" svg:height="1.203cm" svg:x="0.942cm" svg:y="4.336cm">
          <text:p text:style-name="P5"><text:span text:style-name="T4">1, rue de la Forge</text:span></text:p>
          <text:p text:style-name="P5"><text:span text:style-name="T4">31290 GARDOU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4" draw:style-name="gr4" draw:text-style-name="P2" draw:layer="layout" svg:width="0.493cm" svg:height="0.491cm" svg:x="0.889cm" svg:y="7.732cm">
          <draw:image xlink:href="Pictures/100002010000001300000013E19F15B656080A56.png" xlink:type="simple" xlink:show="embed" xlink:actuate="onLoad">
            <text:p/>
          </draw:image>
        </draw:frame>
        <draw:custom-shape draw:name="Ellipse 26" draw:style-name="gr5" draw:text-style-name="P4" draw:layer="layout" svg:width="0.713cm" svg:height="0.745cm" svg:x="0.286cm" svg:y="7.605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5" draw:text-style-name="P4" draw:layer="layout" svg:width="0.713cm" svg:height="0.745cm" svg:x="6.188cm" svg:y="0.637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7" draw:style-name="gr6" draw:text-style-name="P6" draw:layer="layout" svg:width="0.126cm" svg:height="0.399cm" svg:x="6.482cm" svg:y="0.78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6" draw:text-style-name="P6" draw:layer="layout" svg:width="0.126cm" svg:height="0.348cm" svg:x="6.639cm" svg:y="0.836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6" draw:layer="layout" svg:width="0.126cm" svg:height="0.199cm" svg:x="6.329cm" svg:y="0.984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050" draw:style-name="gr4" draw:text-style-name="P2" draw:layer="layout" svg:width="0.599cm" svg:height="0.597cm" svg:x="6.848cm" svg:y="18.88cm">
          <draw:image xlink:href="Pictures/100002010000001700000017F407AEF8CB40ABFA.png" xlink:type="simple" xlink:show="embed" xlink:actuate="onLoad">
            <text:p/>
          </draw:image>
        </draw:frame>
        <draw:custom-shape draw:name="Ellipse 39" draw:style-name="gr5" draw:text-style-name="P4" draw:layer="layout" svg:width="0.713cm" svg:height="0.745cm" svg:x="6.192cm" svg:y="18.759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42" draw:style-name="gr3" draw:text-style-name="P4" draw:layer="layout" svg:width="3.009cm" svg:height="0.758cm" svg:x="6.932cm" svg:y="0.625cm">
          <text:p text:style-name="P3"><text:span text:style-name="T5">Expéri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52" draw:style-name="gr3" draw:text-style-name="P4" draw:layer="layout" svg:width="2.582cm" svg:height="0.716cm" svg:x="5.934cm" svg:y="1.732cm">
          <text:p text:style-name="P3"><text:span text:style-name="T6">2016 -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54" draw:style-name="gr3" draw:text-style-name="P4" draw:layer="layout" svg:width="8cm" svg:height="1.16cm" svg:x="8.621cm" svg:y="1.732cm">
          <text:p text:style-name="P3"><text:span text:style-name="T7">Airbus Defence and Space</text:span></text:p>
          <text:p text:style-name="P3"><text:span text:style-name="T8">Support technique client GeoStore / One At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55" draw:style-name="gr7" draw:text-style-name="P4" draw:layer="layout" svg:width="9.942cm" svg:height="4.056cm" svg:x="8.783cm" svg:y="2.72cm">
          <text:p text:style-name="P7"><text:span text:style-name="T9">Assurer le lien entre le service client, les équipes de programmation, les responsables <text:s/>techniques systèmes, les ventes et le marketing ; Qualification opérationnelle du portail GeoStore; Reporting de bugs ; Rédaction des demandes de développement GeoStore ; Rédaction des news, des guides utilisateurs, des FAQ; Veille concurrentielle ; Gestion de la base de données GeoStore ; Formation et promotion de GeoStore et One Atl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6" draw:style-name="gr3" draw:text-style-name="P4" draw:layer="layout" svg:width="2.582cm" svg:height="0.716cm" svg:x="5.934cm" svg:y="6.349cm">
          <text:p text:style-name="P3"><text:span text:style-name="T6">2015 -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7" draw:style-name="gr3" draw:text-style-name="P4" draw:layer="layout" svg:width="7.949cm" svg:height="1.16cm" svg:x="8.622cm" svg:y="6.349cm">
          <text:p text:style-name="P3"><text:span text:style-name="T7">Airbus Defence and Space</text:span></text:p>
          <text:p text:style-name="P3"><text:span text:style-name="T8">Ingénieur développement <text:s/>agricole et forest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8" draw:style-name="gr7" draw:text-style-name="P4" draw:layer="layout" svg:width="9.942cm" svg:height="3.633cm" svg:x="8.783cm" svg:y="7.337cm">
          <text:p text:style-name="P7"><text:span text:style-name="T9">Développement de solutions et mise en place d’algorithmes pour la détection d’objets fins en forêt tropicale ; Traitement d’images multi-capteurs (Pléaides, SPOT, Landsat, Formosat, DMC, Deimos, etc…) ; Calculs d’indices biophysiques ; Alpha testing de logiciels; Préparation des lignes de vol avion; Validation de parcelles agricoles ; Point de contact interne sur les questions ESR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9" draw:style-name="gr3" draw:text-style-name="P4" draw:layer="layout" svg:width="2.582cm" svg:height="0.716cm" svg:x="5.934cm" svg:y="10.522cm">
          <text:p text:style-name="P3"><text:span text:style-name="T6">2013 - 20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0" draw:style-name="gr3" draw:text-style-name="P4" draw:layer="layout" svg:width="9.85cm" svg:height="1.16cm" svg:x="8.62cm" svg:y="10.522cm">
          <text:p text:style-name="P3"><text:span text:style-name="T7">Airbus Defence and Space</text:span></text:p>
          <text:p text:style-name="P3"><text:span text:style-name="T8">Expert SIG - gestion des risques naturels (projet IncRE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1" draw:style-name="gr7" draw:text-style-name="P4" draw:layer="layout" svg:width="9.942cm" svg:height="3.633cm" svg:x="8.783cm" svg:y="11.51cm">
          <text:p text:style-name="P7"><text:span text:style-name="T9">Création et Gestion de bases de données; Développement d’un outil de création et d’analyse d’itinéraire d’évacuation d’urgence; Développement d’un simulateur de l’effet domino ; Analyse multi-risques ; Formation des utilisateurs aux outils (Pays-Bas, Italie, Allemagne); Mise en place et gestion d’un Web Atlas sous Geoserver ; Rédaction d’articles scientifiques et de documents techniques en anglai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7" draw:style-name="gr8" draw:text-style-name="P4" draw:layer="layout" svg:width="0.158cm" svg:height="0.175cm" svg:x="0.522cm" svg:y="6.046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8" draw:style-name="gr8" draw:text-style-name="P4" draw:layer="layout" svg:width="0.245cm" svg:height="0.259cm" svg:x="0.478cm" svg:y="6.004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 2058" draw:style-name="gr2" draw:text-style-name="P2" draw:layer="layout" svg:width="0.91cm" svg:height="0.91cm" svg:x="0.248cm" svg:y="6.007cm">
          <draw:image xlink:href="Pictures/100002010000002200000022EBA4067250810560.png" xlink:type="simple" xlink:show="embed" xlink:actuate="onLoad">
            <text:p/>
          </draw:image>
        </draw:frame>
        <draw:custom-shape draw:name="ZoneTexte 59" draw:style-name="gr3" draw:text-style-name="P4" draw:layer="layout" svg:width="4.571cm" svg:height="1.223cm" svg:x="1.032cm" svg:y="5.757cm">
          <text:p text:style-name="P5"><text:span text:style-name="T10"><text:a xlink:href="http://www.geostore.com/" xlink:type="simple">www.geostore.com</text:a></text:span></text:p>
          <text:p text:style-name="P5"><text:span text:style-name="T11"><text:a xlink:href="http://increo.geomer-maps.de/" xlink:type="simple">http://increo.geomer-maps.de</text:a></text:span><text:span text:style-name="T11"><text:a xlink:href="http://increo.geomer-maps.de/" xlink:type="simple">/</text:a></text:span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062" draw:style-name="gr9" draw:text-style-name="P2" draw:layer="layout" svg:x1="0.286cm" svg:y1="5.746cm" svg:x2="5.327cm" svg:y2="5.747cm">
          <text:p/>
        </draw:line>
        <draw:custom-shape draw:name="ZoneTexte 65" draw:style-name="gr3" draw:text-style-name="P4" draw:layer="layout" svg:width="2.582cm" svg:height="0.716cm" svg:x="5.934cm" svg:y="15.122cm">
          <text:p text:style-name="P3"><text:span text:style-name="T6">2012 - 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6" draw:style-name="gr3" draw:text-style-name="P4" draw:layer="layout" svg:width="8.83cm" svg:height="1.16cm" svg:x="8.745cm" svg:y="15.122cm">
          <text:p text:style-name="P3"><text:span text:style-name="T7">Airbus Defence and Space</text:span></text:p>
          <text:p text:style-name="P3"><text:span text:style-name="T8">Technicien de production en cartographie forestiè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7" draw:style-name="gr7" draw:text-style-name="P4" draw:layer="layout" svg:width="9.942cm" svg:height="2.787cm" svg:x="8.783cm" svg:y="16.11cm">
          <text:p text:style-name="P7"><text:span text:style-name="T9">Cartographie de la Forêt Tropicale Humide du bassin du Congo ; Analyse historique des changements sur 30 ans (distinction déforestation / régénération) ; Mosaïquage par régions administratives des classifications supervisées ; Automatisation des process via des Roadmap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9" draw:style-name="gr3" draw:text-style-name="P4" draw:layer="layout" svg:width="2.573cm" svg:height="0.758cm" svg:x="6.941cm" svg:y="18.79cm">
          <text:p text:style-name="P3"><text:span text:style-name="T5">For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72" draw:style-name="gr9" draw:text-style-name="P2" draw:layer="layout" svg:x1="0.286cm" svg:y1="7.157cm" svg:x2="5.327cm" svg:y2="7.158cm">
          <text:p/>
        </draw:line>
        <draw:custom-shape draw:name="ZoneTexte 73" draw:style-name="gr3" draw:text-style-name="P4" draw:layer="layout" svg:width="3.284cm" svg:height="0.758cm" svg:x="1.545cm" svg:y="7.558cm">
          <text:p text:style-name="P3"><text:span text:style-name="T13">Compét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5" draw:style-name="gr10" draw:text-style-name="P8" draw:layer="layout" svg:width="5.616cm" svg:height="15.477cm" svg:x="0.068cm" svg:y="9.4cm">
          <text:list text:style-name="L5">
            <text:list-item>
              <text:p text:style-name="P7"><text:span text:style-name="T9">Informatique : </text:span><text:span text:style-name="T14">ArcGis, Mapinfo,, QGIS, FME, GRASS GIS, GeoServer, eCognition, Envi, Idrisi, FRAGSTATS, R, PostGIS, PostgreSQL, Python, HTML.</text:span></text:p>
            </text:list-item>
            <text:list-item>
              <text:p text:style-name="P7"><text:span text:style-name="T9">Géomatique : Analyse de données, Traitement d’images, Calcul d’indicateurs statistiques, biophysiques et paysagers, Sémiologie graphique, Edition cartographique, Webmapping, Algorithmie, Bases de données</text:span></text:p>
            </text:list-item>
            <text:list-item>
              <text:p text:style-name="P7"><text:span text:style-name="T9">Ecologie : Ecologie du paysage, Pédologie, Dynamique des populations, Fonctionnement des écosystèmes, Bio-statistiques, Phytopathologie, Botanique, <text:s/>Agro-écologie.</text:span></text:p>
            </text:list-item>
            <text:list-item>
              <text:p text:style-name="P7"><text:span text:style-name="T9">Langues : Anglais (fluide), Espagnol niveau BAC, Portugais (débutant).</text:span></text:p>
            </text:list-item>
            <text:list-item>
              <text:p text:style-name="P7"><text:span text:style-name="T9">Personnelles: Goût du travail en équipe, Organisé, Autonome, Responsable, Bon relationne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6" draw:style-name="gr11" draw:text-style-name="P8" draw:layer="layout" svg:width="12.937cm" svg:height="4.058cm" svg:x="6.113cm" svg:y="23.622cm">
          <text:p text:style-name="P7"><text:span text:style-name="T15">Agence d’Urbanisme de Toulouse</text:span></text:p>
          <text:p text:style-name="P7"><text:span text:style-name="T9">Analyse des potentialités écologiques du Schéma de Cohérence Territorial de la Grande Agglomération Toulousaine.</text:span></text:p>
          <text:p text:style-name="P7"><text:span text:style-name="T9"/></text:p>
          <text:p text:style-name="P7"><text:span text:style-name="T15">Centre d’Etudes Spatial de la Biosphère (CESBIO)</text:span></text:p>
          <text:p text:style-name="P7"><text:span text:style-name="T9">Chargé d’étude sur plusieurs activités de R&amp;D : Télédétection appliquée au suivi de parcelles forestières, validation de modèles biophysiques <text:s/>appliqués à l’irrigation, test et amélioration d’une plateforme de saisie des itinéraires techniques agrico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8" draw:style-name="gr3" draw:text-style-name="P4" draw:layer="layout" svg:width="2.582cm" svg:height="0.716cm" svg:x="5.934cm" svg:y="19.759cm">
          <text:p text:style-name="P3"><text:span text:style-name="T6">2011 - 201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9" draw:style-name="gr3" draw:text-style-name="P4" draw:layer="layout" svg:width="10.557cm" svg:height="1.16cm" svg:x="8.565cm" svg:y="19.759cm">
          <text:p text:style-name="P3"><text:span text:style-name="T7">Master 2 - Aménagement du Territoire et Télédétection</text:span></text:p>
          <text:p text:style-name="P3"><text:span text:style-name="T16">Université Toulouse 3 (Paul Sabat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1" draw:style-name="gr3" draw:text-style-name="P4" draw:layer="layout" svg:width="2.582cm" svg:height="0.716cm" svg:x="5.934cm" svg:y="20.984cm">
          <text:p text:style-name="P3"><text:span text:style-name="T6">2009 - 20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2" draw:style-name="gr3" draw:text-style-name="P4" draw:layer="layout" svg:width="7.306cm" svg:height="1.16cm" svg:x="8.541cm" svg:y="20.984cm">
          <text:p text:style-name="P3"><text:span text:style-name="T7">Master 1 sciences, mention Ecologie</text:span></text:p>
          <text:p text:style-name="P3"><text:span text:style-name="T16">Université Toulouse 3 (Paul Sabat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3" draw:style-name="gr3" draw:text-style-name="P4" draw:layer="layout" svg:width="2.582cm" svg:height="0.716cm" svg:x="5.934cm" svg:y="22.184cm">
          <text:p text:style-name="P3"><text:span text:style-name="T6">2006 - 20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84" draw:style-name="gr3" draw:text-style-name="P4" draw:layer="layout" svg:width="10.655cm" svg:height="1.16cm" svg:x="8.556cm" svg:y="22.184cm">
          <text:p text:style-name="P3"><text:span text:style-name="T7">Licence 3 en Biologie des Populations et Écosystèmes</text:span></text:p>
          <text:p text:style-name="P3"><text:span text:style-name="T16">Université Toulouse 3 (Paul Sabati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5" draw:style-name="gr7" draw:text-style-name="P4" draw:layer="layout" svg:width="5.724cm" svg:height="0.843cm" svg:x="-0.04cm" svg:y="1.102cm">
          <text:p text:style-name="P9"><text:span text:style-name="T17">Ingénieur télédét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libri3" svg:font-family="Calibri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4.595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5.95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16.192cm" svg:height="5.897cm" svg:x="1.429cm" svg:y="8.548cm" presentation:class="title" presentation:user-transformed="true">
        <draw:text-box>
          <text:p text:style-name="MP5"><text:span text:style-name="MT1">M</text:span><text:span text:style-name="MT1">o</text:span><text:span text:style-name="MT1">d</text:span><text:span text:style-name="MT1">i</text:span><text:span text:style-name="MT1">f</text:span><text:span text:style-name="MT1">i</text:span><text:span text:style-name="MT1">e</text:span><text:span text:style-name="MT1">z</text:span><text:span text:style-name="MT1"> 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text:span text:style-name="MT1"> </text:span><text:span text:style-name="MT1">d</text:span><text:span text:style-name="MT1">u</text:span><text:span text:style-name="MT1"> </text:span><text:span text:style-name="MT1">t</text:span><text:span text:style-name="MT1">i</text:span><text:span text:style-name="MT1">t</text:span><text:span text:style-name="MT1">r</text:span><text:span text:style-name="MT1">e</text:span></text:p>
        </draw:text-box>
      </draw:frame>
      <draw:frame draw:name="Espace réservé de la date 3" presentation:style-name="Mpr2" draw:text-style-name="MP8" draw:layer="backgroundobjects" svg:width="4.444cm" svg:height="1.464cm" svg:x="0.953cm" svg:y="25.504cm" presentation:class="date-time" presentation:user-transformed="true">
        <draw:text-box>
          <text:p text:style-name="MP7"><text:span text:style-name="MT2"><text:date style:data-style-name="D1" text:date-value="2018-03-16">16/03/2018</text:date></text:span></text:p>
        </draw:text-box>
      </draw:frame>
      <draw:frame draw:name="Espace réservé du pied de page 4" presentation:style-name="Mpr2" draw:text-style-name="MP8" draw:layer="backgroundobjects" svg:width="6.032cm" svg:height="1.464cm" svg:x="6.509cm" svg:y="25.504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4.444cm" svg:height="1.464cm" svg:x="13.653cm" svg:y="25.504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4S1M0V</meta:initial-creator>
    <meta:editing-cycles>85</meta:editing-cycles>
    <meta:creation-date>2016-10-08T20:47:15</meta:creation-date>
    <dc:date>2018-03-16T09:10:24.257375554</dc:date>
    <meta:editing-duration>PT4H50M50S</meta:editing-duration>
    <meta:generator>LibreOffice/5.1.6.2$Linux_X86_64 LibreOffice_project/10m0$Build-2</meta:generator>
    <meta:document-statistic meta:object-count="6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Format A4 (210 x 297 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